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d318f" officeooo:paragraph-rsid="001d318f"/>
    </style:style>
    <style:style style:name="P2" style:family="paragraph" style:parent-style-name="Text_20_body">
      <style:text-properties officeooo:rsid="001d318f" officeooo:paragraph-rsid="001e7f67"/>
    </style:style>
    <style:style style:name="P3" style:family="paragraph" style:parent-style-name="Text_20_body">
      <style:text-properties officeooo:rsid="002465b3" officeooo:paragraph-rsid="00467027"/>
    </style:style>
    <style:style style:name="P4" style:family="paragraph" style:parent-style-name="Text_20_body">
      <style:text-properties officeooo:rsid="002465b3" officeooo:paragraph-rsid="002465b3"/>
    </style:style>
    <style:style style:name="P5" style:family="paragraph" style:parent-style-name="Text_20_body">
      <style:text-properties officeooo:rsid="0025efab" officeooo:paragraph-rsid="0025efab"/>
    </style:style>
    <style:style style:name="P6" style:family="paragraph" style:parent-style-name="Text_20_body">
      <style:text-properties officeooo:rsid="0025efab" officeooo:paragraph-rsid="0027d24c"/>
    </style:style>
    <style:style style:name="P7" style:family="paragraph" style:parent-style-name="Text_20_body">
      <style:text-properties officeooo:rsid="0025efab" officeooo:paragraph-rsid="008566ea"/>
    </style:style>
    <style:style style:name="P8" style:family="paragraph" style:parent-style-name="Text_20_body">
      <style:text-properties officeooo:rsid="003800ec" officeooo:paragraph-rsid="00467027"/>
    </style:style>
    <style:style style:name="P9" style:family="paragraph" style:parent-style-name="Text_20_body">
      <style:text-properties officeooo:rsid="0023df14" officeooo:paragraph-rsid="003b97fc"/>
    </style:style>
    <style:style style:name="P10" style:family="paragraph" style:parent-style-name="Text_20_body">
      <style:text-properties officeooo:rsid="00211b0a" officeooo:paragraph-rsid="00211b0a"/>
    </style:style>
    <style:style style:name="P11" style:family="paragraph" style:parent-style-name="Text_20_body">
      <style:text-properties officeooo:rsid="003d2b77" officeooo:paragraph-rsid="003d40c7"/>
    </style:style>
    <style:style style:name="P12" style:family="paragraph" style:parent-style-name="Text_20_body">
      <style:text-properties officeooo:rsid="003fd0e6" officeooo:paragraph-rsid="003fd0e6"/>
    </style:style>
    <style:style style:name="P13" style:family="paragraph" style:parent-style-name="Text_20_body">
      <style:text-properties officeooo:rsid="00453c97" officeooo:paragraph-rsid="00453c97"/>
    </style:style>
    <style:style style:name="P14" style:family="paragraph" style:parent-style-name="Text_20_body">
      <style:text-properties officeooo:rsid="0055ae1f" officeooo:paragraph-rsid="0055ae1f"/>
    </style:style>
    <style:style style:name="P15" style:family="paragraph" style:parent-style-name="Text_20_body">
      <style:text-properties officeooo:rsid="0057484c" officeooo:paragraph-rsid="00643b4a"/>
    </style:style>
    <style:style style:name="P16" style:family="paragraph" style:parent-style-name="Text_20_body">
      <style:text-properties officeooo:rsid="002bf7c1" officeooo:paragraph-rsid="00708cb2"/>
    </style:style>
    <style:style style:name="P17" style:family="paragraph" style:parent-style-name="Text_20_body">
      <style:text-properties officeooo:rsid="00757a64" officeooo:paragraph-rsid="00757a64"/>
    </style:style>
    <style:style style:name="P18" style:family="paragraph" style:parent-style-name="Text_20_body">
      <style:text-properties officeooo:rsid="007e22d1" officeooo:paragraph-rsid="007f7ed5"/>
    </style:style>
    <style:style style:name="P19" style:family="paragraph" style:parent-style-name="Text_20_body">
      <style:text-properties officeooo:rsid="00806f84" officeooo:paragraph-rsid="00806f84"/>
    </style:style>
    <style:style style:name="P20" style:family="paragraph" style:parent-style-name="Subtitle">
      <style:text-properties officeooo:rsid="0090b691" officeooo:paragraph-rsid="0090b691"/>
    </style:style>
    <style:style style:name="P21" style:family="paragraph" style:parent-style-name="Text_20_body">
      <style:text-properties officeooo:rsid="0058cd51"/>
    </style:style>
    <style:style style:name="P22" style:family="paragraph" style:parent-style-name="Heading_20_1">
      <style:text-properties officeooo:rsid="001d318f" officeooo:paragraph-rsid="001d318f"/>
    </style:style>
    <style:style style:name="P23" style:family="paragraph" style:parent-style-name="Heading_20_1">
      <style:text-properties officeooo:paragraph-rsid="001d318f"/>
    </style:style>
    <style:style style:name="P24" style:family="paragraph" style:parent-style-name="Heading_20_1">
      <style:text-properties officeooo:paragraph-rsid="0057484c"/>
    </style:style>
    <style:style style:name="P25" style:family="paragraph" style:parent-style-name="List_20_Contents" style:list-style-name="L1"/>
    <style:style style:name="P26" style:family="paragraph" style:parent-style-name="List_20_Contents" style:list-style-name="L2"/>
    <style:style style:name="P27" style:family="paragraph" style:parent-style-name="List_20_Contents" style:list-style-name="L2">
      <style:text-properties officeooo:rsid="008cfc9c" officeooo:paragraph-rsid="008cfc9c"/>
    </style:style>
    <style:style style:name="T1" style:family="text">
      <style:text-properties officeooo:rsid="001d651d"/>
    </style:style>
    <style:style style:name="T2" style:family="text">
      <style:text-properties officeooo:rsid="001e7f67"/>
    </style:style>
    <style:style style:name="T3" style:family="text">
      <style:text-properties officeooo:rsid="00202b5e"/>
    </style:style>
    <style:style style:name="T4" style:family="text">
      <style:text-properties officeooo:rsid="0020a40b"/>
    </style:style>
    <style:style style:name="T5" style:family="text">
      <style:text-properties officeooo:rsid="0025efab"/>
    </style:style>
    <style:style style:name="T6" style:family="text">
      <style:text-properties officeooo:rsid="0026b3e6"/>
    </style:style>
    <style:style style:name="T7" style:family="text">
      <style:text-properties officeooo:rsid="0027d24c"/>
    </style:style>
    <style:style style:name="T8" style:family="text">
      <style:text-properties officeooo:rsid="002d3734"/>
    </style:style>
    <style:style style:name="T9" style:family="text">
      <style:text-properties officeooo:rsid="0030d68c"/>
    </style:style>
    <style:style style:name="T10" style:family="text">
      <style:text-properties officeooo:rsid="003b97fc"/>
    </style:style>
    <style:style style:name="T11" style:family="text">
      <style:text-properties officeooo:rsid="003d40c7"/>
    </style:style>
    <style:style style:name="T12" style:family="text">
      <style:text-properties officeooo:rsid="004082b0"/>
    </style:style>
    <style:style style:name="T13" style:family="text">
      <style:text-properties officeooo:rsid="0041d940"/>
    </style:style>
    <style:style style:name="T14" style:family="text">
      <style:text-properties officeooo:rsid="0042e44e"/>
    </style:style>
    <style:style style:name="T15" style:family="text">
      <style:text-properties officeooo:rsid="0044be07"/>
    </style:style>
    <style:style style:name="T16" style:family="text">
      <style:text-properties officeooo:rsid="00467027"/>
    </style:style>
    <style:style style:name="T17" style:family="text">
      <style:text-properties officeooo:rsid="004774f9"/>
    </style:style>
    <style:style style:name="T18" style:family="text">
      <style:text-properties officeooo:rsid="004e3aa5"/>
    </style:style>
    <style:style style:name="T19" style:family="text">
      <style:text-properties officeooo:rsid="004ff678"/>
    </style:style>
    <style:style style:name="T20" style:family="text">
      <style:text-properties officeooo:rsid="004ffbb2"/>
    </style:style>
    <style:style style:name="T21" style:family="text">
      <style:text-properties officeooo:rsid="0050eacc"/>
    </style:style>
    <style:style style:name="T22" style:family="text">
      <style:text-properties officeooo:rsid="00537472"/>
    </style:style>
    <style:style style:name="T23" style:family="text">
      <style:text-properties officeooo:rsid="0057484c"/>
    </style:style>
    <style:style style:name="T24" style:family="text">
      <style:text-properties officeooo:rsid="005aefd2"/>
    </style:style>
    <style:style style:name="T25" style:family="text">
      <style:text-properties officeooo:rsid="005c0e1f"/>
    </style:style>
    <style:style style:name="T26" style:family="text">
      <style:text-properties officeooo:rsid="0062405d"/>
    </style:style>
    <style:style style:name="T27" style:family="text">
      <style:text-properties officeooo:rsid="00660408"/>
    </style:style>
    <style:style style:name="T28" style:family="text">
      <style:text-properties officeooo:rsid="00674763"/>
    </style:style>
    <style:style style:name="T29" style:family="text">
      <style:text-properties officeooo:rsid="0068b5a9"/>
    </style:style>
    <style:style style:name="T30" style:family="text">
      <style:text-properties officeooo:rsid="006a7546"/>
    </style:style>
    <style:style style:name="T31" style:family="text">
      <style:text-properties officeooo:rsid="006b7e09"/>
    </style:style>
    <style:style style:name="T32" style:family="text">
      <style:text-properties officeooo:rsid="006c0fce"/>
    </style:style>
    <style:style style:name="T33" style:family="text">
      <style:text-properties officeooo:rsid="006d5f9e"/>
    </style:style>
    <style:style style:name="T34" style:family="text">
      <style:text-properties officeooo:rsid="006ebbcf"/>
    </style:style>
    <style:style style:name="T35" style:family="text">
      <style:text-properties officeooo:rsid="0075d395"/>
    </style:style>
    <style:style style:name="T36" style:family="text">
      <style:text-properties officeooo:rsid="00774c57"/>
    </style:style>
    <style:style style:name="T37" style:family="text">
      <style:text-properties officeooo:rsid="007c3f89"/>
    </style:style>
    <style:style style:name="T38" style:family="text">
      <style:text-properties officeooo:rsid="007e22d1"/>
    </style:style>
    <style:style style:name="T39" style:family="text">
      <style:text-properties officeooo:rsid="007f7ed5"/>
    </style:style>
    <style:style style:name="T40" style:family="text">
      <style:text-properties officeooo:rsid="008133c8"/>
    </style:style>
    <style:style style:name="T41" style:family="text">
      <style:text-properties officeooo:rsid="00819061"/>
    </style:style>
    <style:style style:name="T42" style:family="text">
      <style:text-properties officeooo:rsid="0085d528"/>
    </style:style>
    <style:style style:name="T43" style:family="text">
      <style:text-properties officeooo:rsid="008a0a35"/>
    </style:style>
    <style:style style:name="T44" style:family="text">
      <style:text-properties officeooo:rsid="008cfc9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oogle API<text:span text:style-name="T17">s and</text:span> Credential<text:span text:style-name="T17">s</text:span></text:p>
      <text:p text:style-name="P20">Version 1.0 [2017-07-31]</text:p>
      <text:p text:style-name="Subtitle">By Chris Koeritz</text:p>
      <text:h text:style-name="P22" text:outline-level="1">Accounts</text:h>
      <text:p text:style-name="P1">You are probably already familiar with the google account. <text:s/>You must have a google account to use the google developer console and any google APIs. <text:s/>Any google account can be used, such as your gmail identity.</text:p>
      <text:p text:style-name="P2">All of the projects and other items you create at the developer console are owned by the google account that is currently logged in. <text:s/>You may want to create new google account per customer if you intend to bill the customer for any charges incur<text:span text:style-name="T2">red</text:span> <text:span text:style-name="T2">by their site </text:span>when using google’s APIs; <text:span text:style-name="T4">this might simplify tracking for the bills</text:span>. <text:s/>Alternatively, if you are given access <text:span text:style-name="T2">to the </text:span>customer’s <text:span text:style-name="T24">own</text:span> google accoun<text:span text:style-name="T2">t, </text:span>you could set up <text:span text:style-name="T1">all of the google assets on it</text:span>, and the customer’s overage charges would go to their <text:span text:style-name="T3">own </text:span>account. <text:s/><text:span text:style-name="T18">The best approach for this probably varies per business.</text:span></text:p>
      <text:p text:style-name="P10">Setting up a new google account is documented here: <text:a xlink:type="simple" xlink:href="https://support.google.com/mail/answer/56256?hl=en" text:style-name="Internet_20_link" text:visited-style-name="Visited_20_Internet_20_Link">https://support.google.com/mail/answer/56256?hl=en</text:a></text:p>
      <text:p text:style-name="P11">Google may require you to register a credit card for billing, <text:span text:style-name="T11">if you use certain services. <text:s/>The billing management site can be found here: </text:span><text:a xlink:type="simple" xlink:href="https://console.developers.google.com/billing" text:style-name="Internet_20_link" text:visited-style-name="Visited_20_Internet_20_Link"><text:span text:style-name="T11">https://console.developers.google.com/billing</text:span></text:a></text:p>
      <text:h text:style-name="P23" text:outline-level="1">Projects</text:h>
      <text:p text:style-name="P1">The google ‘project’ is the outermost container for <text:span text:style-name="T25">API</text:span> information and credentials at the developer console. <text:s/>To set a project up, <text:span text:style-name="T10">first</text:span> <text:span text:style-name="T10">go </text:span>to the google developer console <text:span text:style-name="T19">API dashboard after logging in as the appropriate google account</text:span>: <text:a xlink:type="simple" xlink:href="https://console.developers.google.com/apis/dashboard" text:style-name="Internet_20_link" text:visited-style-name="Visited_20_Internet_20_Link">https://console.developers.google.com/apis/dashboard</text:a></text:p>
      <text:p text:style-name="P9"><text:span text:style-name="T10">If no projects exist yet, the dashboard offers you a ‘create’ button to start a new project. <text:s/>If there are already existing projects, then to c</text:span>reate a new project, <text:span text:style-name="T10">bring up the selection dialog by clicking on the current project’s name (top-left of window). <text:s/>The resulting ‘Select’ dialog lets you switch between your projects, but it will also create a new project if you click the large ‘+’ button on the top right.</text:span></text:p>
      <text:p text:style-name="P12">There seems to be a limit on the number of projects a google developer can create (twelve or so). <text:s/><text:span text:style-name="T14">I am n</text:span>ot sure if handing <text:span text:style-name="T12">google </text:span>more money would <text:span text:style-name="T13">remove</text:span> that limit, <text:span text:style-name="T15">but it seems likely</text:span>.</text:p>
      <text:h text:style-name="Heading_20_1" text:outline-level="1">Google APIs</text:h>
      <text:p text:style-name="P13">Google groups its various services under the umbrella of a set of <text:span text:style-name="T21">named </text:span>APIs. <text:s/>Each major API category (such as google drive) can <text:span text:style-name="T20">require</text:span> several specific APIs <text:span text:style-name="T20">to </text:span>be enabled on your project before <text:soft-page-break/>you can use th<text:span text:style-name="T20">e associated</text:span> services. <text:s/><text:span text:style-name="T20">For example, the maps service offers several APIs: some users may only want the javascript maps API, while others may need the static maps API.</text:span></text:p>
      <text:p text:style-name="P8">You can see all of the APIs that are currently enabled <text:span text:style-name="T22">for your project </text:span>on the dashboard: <text:a xlink:type="simple" xlink:href="https://console.developers.google.com/apis/dashboard" text:style-name="Internet_20_link" text:visited-style-name="Visited_20_Internet_20_Link">https://console.developers.google.com/apis/dashboard</text:a> <text:s/><text:span text:style-name="T16">The dashboard also has an “Enable API” button that allows you to enable new APIs.</text:span></text:p>
      <text:p text:style-name="P3"><text:span text:style-name="T16">If you would like more information about the APIs and their requirements, then visit the API library: </text:span><text:a xlink:type="simple" xlink:href="https://console.developers.google.com/apis/library" text:style-name="Internet_20_link" text:visited-style-name="Visited_20_Internet_20_Link"><text:span text:style-name="T16">https://console.developers.google.com/apis/library</text:span></text:a><text:span text:style-name="T16"> <text:s/>Each link provides information about the API, including authentication requirements and documentation.</text:span></text:p>
      <text:h text:style-name="Heading_20_1" text:outline-level="1">API Keys</text:h>
      <text:p text:style-name="P4">The google API key is used as a form of bearer credential that represents your project. <text:s/>They are used for APIs that need to be passed a key during requests for google services, for example when requesting a map from the google maps API. <text:s/>The API key reflects all of the APIs that you have enabled for your project, and are ‘active’ in that, if you add more enabled APIs or remove APIs from your project, the key will reflect whatever APIs are enabled at the time of the request for service.</text:p>
      <text:p text:style-name="P14">The existing API keys <text:span text:style-name="T23">can be </text:span>viewed from this page: <text:a xlink:type="simple" xlink:href="https://console.developers.google.com/apis/credentials" text:style-name="Internet_20_link" text:visited-style-name="Visited_20_Internet_20_Link">https://console.developers.google.com/apis/credentials</text:a> <text:s/><text:span text:style-name="T23">A new API key can be created using the ‘Create Credentials’ button.</text:span></text:p>
      <text:p text:style-name="P15">This page has <text:span text:style-name="T26">a little more information about creating API keys for the Google Maps service: <text:s/></text:span><text:a xlink:type="simple" xlink:href="https://developers.google.com/maps/documentation/javascript/get-api-key" text:style-name="Internet_20_link" text:visited-style-name="Visited_20_Internet_20_Link"><text:span text:style-name="T26">https://developers.google.com/maps/documentation/javascript/get-api-key</text:span></text:a><text:span text:style-name="T26"> <text:s/>Google tends to provide API key creation info per major service, so there may be more appropriate API key information pages available for your specific services (search on ‘create google api key’ to see some of them).</text:span></text:p>
      <text:p text:style-name="P19">It is very important to limit the API key to lock it in <text:span text:style-name="T41">to a specific </text:span>site or application. <text:s/>This prohibits someone from stealing the API key and using it to get free google services on your dime. <text:s/>The limits are set by clicking on the API key in the credentials list and setting the ‘Key Restriction’ appropriately. <text:s/><text:span text:style-name="T40">Probably setting the ‘referrers’ is the most common restriction used, since it allows only your set of specific web sites to use your API key.</text:span></text:p>
      <text:h text:style-name="Heading_20_1" text:outline-level="1">O<text:span text:style-name="T5">A</text:span>uth 2.0 Credentials</text:h>
      <text:p text:style-name="P5"><text:span text:style-name="T27">Oauth 2.0</text:span> credentials are used to store <text:span text:style-name="T28">successful </text:span>authorizations <text:span text:style-name="T28">gained by </text:span>our web site (or application) to use google services at <text:span text:style-name="T27">our user’s </text:span>behest. <text:s/>In general, oauth allows service A to ask service B for permission to user U’s data that is held on service B. <text:s/>Effectively, service A can now impersonate user U within the narrow bounds of the granted authorization <text:span text:style-name="T29">on service B</text:span>.</text:p>
      <text:p text:style-name="P7">For example, a new web-based file management service ‘bebox’ might be designed for storing your data (similar to dropbox, etc). <text:s/>The bebox service might enable you to link your <text:span text:style-name="T42">personal </text:span>google drive to <text:span text:style-name="T42">bebox in order </text:span>to extend your awesome <text:span text:style-name="T42">data </text:span>management powers. <text:s/>To do this, bebox has to ask google for permission to use the stuff google manages for you, which is where the <text:span text:style-name="T30">oauth </text:span>authorization <text:soft-page-break/>comes in. <text:s/><text:span text:style-name="T34">Google issues your application an oauth ‘access token’ which it can present to google from then on.</text:span> <text:s/><text:span text:style-name="T30">You </text:span>are not exposing your google password to <text:span text:style-name="T31">the </text:span>bebox <text:span text:style-name="T31">service</text:span>, but <text:span text:style-name="T31">merely </text:span>granting that bebox can look at your google files <text:span text:style-name="T32">on your behalf </text:span>without bugging you again.</text:p>
      <text:p text:style-name="P6"><text:span text:style-name="T6">Any authorizations that you grant on google services to various applications </text:span>can <text:span text:style-name="T33">also be </text:span>revoke<text:span text:style-name="T6">d</text:span> at your google ‘<text:span text:style-name="T7">myaccount’ site: </text:span><text:a xlink:type="simple" xlink:href="https://myaccount.google.com/permissions" text:style-name="Internet_20_link" text:visited-style-name="Visited_20_Internet_20_Link"><text:span text:style-name="T7">https://myaccount.google.com/permissions</text:span></text:a><text:span text:style-name="T7"> <text:s/>Revoking permissions is always an option for the user, so the developer must be aware of this when designing code that relies on the returned oauth access tokens. <text:s/>There’s always the chance a seemingly valid token will stop working if the user revoked access, and at that point authorization must be reattempted.</text:span></text:p>
      <text:p text:style-name="P16">Creating oauth credentials to use in your application is luckily pretty straightforward. <text:s/>On the developer console, it is located here: <text:a xlink:type="simple" xlink:href="https://console.developers.google.com/apis/credentials" text:style-name="Internet_20_link" text:visited-style-name="Visited_20_Internet_20_Link">https://console.developers.google.com/apis/credentials</text:a> <text:s/><text:span text:style-name="T8">You may have to choose the appropriate project since google will open the last one you were using. <text:s/>The ‘Create Credentials’ button can be clicked to create a new OAuth credential that your application can use to initiate the OAuth authorization process.</text:span></text:p>
      <text:p text:style-name="P16"><text:span text:style-name="T8">This guide more fully describes the process of creating credentials in its ‘Create authorization credentials’ section: </text:span><text:a xlink:type="simple" xlink:href="https://developers.google.com/api-client-library/php/auth/web-app" text:style-name="Internet_20_link" text:visited-style-name="Visited_20_Internet_20_Link"><text:span text:style-name="T8">https://developers.google.com/api-client-library/php/auth/web-app</text:span></text:a></text:p>
      <text:p text:style-name="P17">The redirect UR<text:span text:style-name="T36">I</text:span>(s) that you configure per credential are very important. <text:s/>During OAuth 2.0 authorization, google will jump <text:span text:style-name="T37">off site </text:span>to <text:span text:style-name="T37">its own </text:span>authorization page to interact with the user, and the redirect UR<text:span text:style-name="T36">I</text:span> tells google where to jump back into your site <text:span text:style-name="T37">after authorization</text:span>. <text:s/><text:span text:style-name="T36">Picking t</text:span>he appropriate UR<text:span text:style-name="T36">I</text:span> depends on how you’ve designed your web site, including which controller is going to manage the google login process. <text:s/>For example, if my Users controller has a ‘googleLogin’ method that google should come back to after authorization, then the URL might be “<text:a xlink:type="simple" xlink:href="https://mysite.flamenco.tv/users/google_login" text:style-name="Internet_20_link" text:visited-style-name="Visited_20_Internet_20_Link">https://</text:a><text:a xlink:type="simple" xlink:href="https://mysite.flamenco.tv/users/google_login" text:style-name="Internet_20_link" text:visited-style-name="Visited_20_Internet_20_Link"><text:span text:style-name="T36">blorp</text:span></text:a><text:a xlink:type="simple" xlink:href="https://mysite.flamenco.tv/users/google_login" text:style-name="Internet_20_link" text:visited-style-name="Visited_20_Internet_20_Link">.tv/users/google_login</text:a>”. <text:s/><text:span text:style-name="T35">Only the URIs configured on the OAuth credential can be used for the redirect, and in fact only one specific registered URI can be used per authorization request. <text:s/>If you registered more than one redirect URI, you will have to call setRedirectUri() on your google client before authorization and provide just one of the registered URIs for redirection.</text:span></text:p>
      <text:p text:style-name="P17"><text:span text:style-name="T38">To enable a CakePHP application for OAuth 2.0 authorization, w</text:span>e are currently relying on the downloadable ‘client_secret_….json’ file that can be downloaded from the credentials list. <text:s/><text:span text:style-name="T38">In the credentials list, c</text:span>lick the down arrow to download the appropriate client secret file from the list. <text:s/>Rename the downloaded file to ‘client_secret.json’ and store it in the ‘config’ directory of your CakePHP application. <text:s/>Given the set of information in that file, <text:span text:style-name="T38">our oauth code can use </text:span>the google PHP client <text:span text:style-name="T43">to </text:span>take the user through the authorization process. <text:s/><text:span text:style-name="T38">What actually gets authorized totally depends on the APIs enabled in your project, and on the ‘scopes’ requested at authorization time.</text:span></text:p>
      <text:p text:style-name="P18">This is a list of the available google scopes: <text:a xlink:type="simple" xlink:href="https://developers.google.com/identity/protocols/googlescopes" text:style-name="Internet_20_link" text:visited-style-name="Visited_20_Internet_20_Link"><text:span text:style-name="T39">https://developers.google.com/identity/protocols/googlescopes</text:span></text:a><text:span text:style-name="T39"> <text:s/>Knowing which scopes to request will be defined by your intended application, and some more research in the google guides is probably required.</text:span></text:p>
      <text:h text:style-name="P24" text:outline-level="1"><text:soft-page-break/><text:span text:style-name="T23">Required</text:span> APIs <text:span text:style-name="T23">for </text:span>Google Map<text:span text:style-name="T23">s</text:span></text:h>
      <text:p text:style-name="Text_20_body"><text:span text:style-name="T9">To use the featu</text:span>res we’ve relied on for google maps so far, these APIs need to be enabled:</text:p>
      <text:list xml:id="list6563841413635776701" text:style-name="L1">
        <text:list-item>
          <text:p text:style-name="P25">Google Maps JavaScript API</text:p>
        </text:list-item>
        <text:list-item>
          <text:p text:style-name="P25">Google Maps Geocoding API</text:p>
        </text:list-item>
        <text:list-item>
          <text:p text:style-name="P25">Google Maps Distance Matrix API</text:p>
        </text:list-item>
        <text:list-item>
          <text:p text:style-name="P25">Google Static Maps API</text:p>
        </text:list-item>
      </text:list>
      <text:h text:style-name="P24" text:outline-level="1"><text:span text:style-name="T23">Required</text:span> APIs <text:span text:style-name="T44">and Scopes</text:span> <text:span text:style-name="T23">for </text:span>Google Calendar</text:h>
      <text:list xml:id="list2544245410017606194" text:style-name="L2">
        <text:list-item>
          <text:p text:style-name="P26">Google Calendar API</text:p>
        </text:list-item>
        <text:list-item>
          <text:p text:style-name="P27">Google_Service_Calendar::CALENDAR_READONLY scope (does not allow editing of user’s calendar events)</text:p>
        </text:list-item>
      </text:list>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1T17:35:31.042360326</meta:creation-date>
    <meta:editing-duration>PT4S</meta:editing-duration>
    <meta:editing-cycles>2</meta:editing-cycles>
    <meta:generator>LibreOffice/5.1.6.2$Linux_X86_64 LibreOffice_project/10m0$Build-2</meta:generator>
    <dc:date>2017-08-01T17:39:06.375926105</dc:date>
    <meta:document-statistic meta:table-count="0" meta:image-count="0" meta:object-count="0" meta:page-count="4" meta:paragraph-count="39" meta:word-count="1409" meta:character-count="8924" meta:non-whitespace-character-count="7517"/>
  </office:meta>
</office:document-meta>
</file>